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Installation Guide</text:span></text:p>
      <text:p text:style-name="P2"><text:span text:style-name="T3"/></text:p>
      <text:p text:style-name="P2"><text:span text:style-name="T3"/></text:p>
      <text:p text:style-name="P2"><text:span text:style-name="T4">Manually Installation</text:span></text:p>
      <text:p text:style-name="P2"><text:span text:style-name="T5"/></text:p>
      <text:p text:style-name="P2"><text:span text:style-name="T6">Magento2 module installation is very easy, please follow the steps for installation-</text:span></text:p>
      <text:p text:style-name="P2"><text:span text:style-name="T7"/></text:p>
      <text:p text:style-name="P2"><text:span text:style-name="T8">Download and unzip the respective extension zip and create BluethinkInc(vendor) and</text:span></text:p>
      <text:p text:style-name="P2"><text:span text:style-name="T8">AddNewAddressField(module) name folder inside your root folder app/code/ directory.</text:span></text:p>
      <text:p text:style-name="P2"><text:span text:style-name="T9"/></text:p>
      <text:p text:style-name="P2"><text:span text:style-name="T10">Install with Composer<text:s/></text:span><text:span text:style-name="T11">as you go Specify the version of the module you need, and go.</text:span></text:p>
      <text:p text:style-name="P2"><text:span text:style-name="T12"/></text:p>
      <text:p text:style-name="P2"><text:span text:style-name="T13">composer require bluethinkinc/module-addnewaddressfield</text:span></text:p>
      <text:p text:style-name="P2"><text:span text:style-name="T14"/></text:p>
      <text:p text:style-name="P2"><text:span text:style-name="T15">Run following command via terminal from magento<text:s/></text:span><text:span text:style-name="T16">root directory</text:span></text:p>
      <text:p text:style-name="P2"><text:span text:style-name="T17"/></text:p>
      <text:p text:style-name="P2"><text:span text:style-name="T18"><text:s text:c="4"/>$ php bin/magento setup:upgrade</text:span></text:p>
      <text:p text:style-name="P2"><text:span text:style-name="T18"><text:s text:c="4"/>$ php bin/magento setup:di:compile</text:span></text:p>
      <text:p text:style-name="P2"><text:span text:style-name="T18"><text:s text:c="4"/>$ php bin/magento setup:static-content:deploy</text:span></text:p>
      <text:p text:style-name="P2"><text:span text:style-name="T19"/></text:p>
      <text:p text:style-name="P2"><text:span text:style-name="T20">Flush the<text:s/></text:span><text:span text:style-name="T21">cache</text:span><text:span text:style-name="T22"><text:s/>and<text:s/></text:span><text:span text:style-name="T23">reindex</text:span><text:span text:style-name="T24"><text:s/>all-</text:span></text:p>
      <text:p text:style-name="P2"><text:span text:style-name="T25"/></text:p>
      <text:p text:style-name="P2"><text:span text:style-name="T26"><text:s text:c="4"/>$ php bin/magento indexer:reindex</text:span></text:p>
      <text:p text:style-name="P2"><text:span text:style-name="T26"><text:s text:c="4"/>$ php bin/magento cache:flush</text:span></text:p>
      <text:p text:style-name="P2"><text:span text:style-name="T27"/></text:p>
      <text:p text:style-name="P2"><text:span text:style-name="T28">Now module is properly install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